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paragraph-rsid="000d0e85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0e597c" style:font-size-asian="14pt" style:font-size-complex="14pt"/>
    </style:style>
    <style:style style:name="T1" style:family="text">
      <style:text-properties officeooo:rsid="000d0e85"/>
    </style:style>
    <style:style style:name="T2" style:family="text">
      <style:text-properties officeooo:rsid="000e59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137329" text:style-name="L1">
        <text:list-item>
          <text:p text:style-name="P1"><text:span text:style-name="T2"><text:s/>&lt;prog&gt; </text:span>→ <text:span text:style-name="T1">&lt;main&gt; EOF</text:span></text:p>
        </text:list-item>
        <text:list-item>
          <text:p text:style-name="P1"><text:span text:style-name="T1"><text:s/>&lt;main&gt; </text:span>→ <text:span text:style-name="T1">&lt;main1&gt; EOL</text:span></text:p>
        </text:list-item>
        <text:list-item>
          <text:p text:style-name="P1"><text:span text:style-name="T1"><text:s/>&lt;st_list&gt; </text:span>→ <text:span text:style-name="T1">&lt;stat&gt; EOL &lt;st_list&gt;</text:span></text:p>
        </text:list-item>
        <text:list-item>
          <text:p text:style-name="P1"><text:span text:style-name="T1"><text:s/>&lt;st_list&gt; </text:span>→</text:p>
        </text:list-item>
        <text:list-item>
          <text:p text:style-name="P1"><text:span text:style-name="T1"><text:s/>&lt;stat&gt; </text:span>→ <text:span text:style-name="T1">id= &lt;sth&gt;</text:span></text:p>
        </text:list-item>
        <text:list-item>
          <text:p text:style-name="P1"><text:span text:style-name="T1"><text:s/>&lt;stat&gt; </text:span>→ <text:span text:style-name="T1">if &lt;expr&gt; then EOL &lt;st_list&gt; else EOL &lt;st_list&gt; end if</text:span></text:p>
        </text:list-item>
        <text:list-item>
          <text:p text:style-name="P1"><text:span text:style-name="T1"><text:s/>&lt;stat&gt; </text:span>→ <text:span text:style-name="T1">while &lt;expr&gt; do EOL &lt;st_list&gt; end</text:span></text:p>
        </text:list-item>
        <text:list-item>
          <text:p text:style-name="P1"><text:span text:style-name="T1"><text:s/>&lt;sth&gt; </text:span>→ <text:span text:style-name="T1">id(&lt;pm_list&gt;) EOL</text:span></text:p>
        </text:list-item>
        <text:list-item>
          <text:p text:style-name="P1"><text:span text:style-name="T1"><text:s/>&lt;sth&gt; </text:span>→ <text:span text:style-name="T1">&lt;expr&gt; EOL</text:span></text:p>
        </text:list-item>
        <text:list-item>
          <text:p text:style-name="P1"><text:span text:style-name="T1"><text:s/>&lt;pm_list&gt; </text:span>→ <text:span text:style-name="T1">id &lt;pm_list2&gt;</text:span></text:p>
        </text:list-item>
        <text:list-item>
          <text:p text:style-name="P1"><text:span text:style-name="T1"><text:s/>&lt;pm_list&gt; </text:span>→</text:p>
        </text:list-item>
        <text:list-item>
          <text:p text:style-name="P1"><text:span text:style-name="T1"><text:s/>&lt;pm_list2&gt; </text:span>→ , <text:span text:style-name="T1">id &lt;pm_list2&gt;</text:span></text:p>
        </text:list-item>
        <text:list-item>
          <text:p text:style-name="P1"><text:span text:style-name="T1"><text:s/>&lt;pm_list2&gt; </text:span>→</text:p>
        </text:list-item>
        <text:list-item>
          <text:p text:style-name="P1"><text:span text:style-name="T1"><text:s/>&lt;main1&gt; </text:span>→ <text:span text:style-name="T1">&lt;fn_list&gt;</text:span></text:p>
        </text:list-item>
        <text:list-item>
          <text:p text:style-name="P1"><text:span text:style-name="T1"><text:s/>&lt;main1&gt; </text:span>→ <text:span text:style-name="T1">&lt;st_list&gt;</text:span></text:p>
        </text:list-item>
        <text:list-item>
          <text:p text:style-name="P1"><text:span text:style-name="T1"><text:s/>&lt;fn_list&gt; </text:span>→ <text:span text:style-name="T1">&lt;func&gt; EOL</text:span></text:p>
        </text:list-item>
        <text:list-item>
          <text:p text:style-name="P1"><text:span text:style-name="T1"><text:s/>&lt;func&gt; </text:span>→ <text:span text:style-name="T1">def id(&lt;pm_list&gt;) EOL &lt;st_list&gt; end.</text:span></text:p>
        </text:list-item>
        <text:list-item>
          <text:p text:style-name="P1"><text:span text:style-name="T1"><text:s/>&lt;fn_list&gt; </text:span>→</text:p>
        </text:list-item>
        <text:list-item>
          <text:p text:style-name="P1"><text:span text:style-name="T1"><text:s/>&lt;stat&gt; </text:span>→ <text:span text:style-name="T2">INPUTs()</text:span></text:p>
        </text:list-item>
        <text:list-item>
          <text:p text:style-name="P2"><text:span text:style-name="T2"><text:s/>&lt;stat&gt; </text:span>→ <text:span text:style-name="T2">INPUTi()</text:span></text:p>
        </text:list-item>
        <text:list-item>
          <text:p text:style-name="P2"><text:span text:style-name="T2"><text:s/>&lt;stat&gt; </text:span>→ <text:span text:style-name="T2">INPUTf()</text:span></text:p>
        </text:list-item>
        <text:list-item>
          <text:p text:style-name="P2"><text:span text:style-name="T2"><text:s/>&lt;stat&gt; </text:span>→ <text:span text:style-name="T2">PRINT()</text:span></text:p>
        </text:list-item>
        <text:list-item>
          <text:p text:style-name="P2"><text:span text:style-name="T2"><text:s/>&lt;stat&gt; </text:span>→ <text:span text:style-name="T2">length(id)</text:span></text:p>
        </text:list-item>
        <text:list-item>
          <text:p text:style-name="P2"><text:span text:style-name="T2"><text:s/>&lt;stat&gt; </text:span>→ <text:span text:style-name="T2">substr(id, id, id)</text:span></text:p>
        </text:list-item>
        <text:list-item>
          <text:p text:style-name="P2"><text:span text:style-name="T2"><text:s/>&lt;stat&gt; </text:span>→ <text:span text:style-name="T2">ord(id, id)</text:span></text:p>
        </text:list-item>
        <text:list-item>
          <text:p text:style-name="P2"><text:span text:style-name="T2"><text:s/>&lt;stat&gt; </text:span>→ <text:span text:style-name="T2">chr(i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11:01.115245423</meta:creation-date>
    <dc:date>2018-09-22T11:34:41.778245093</dc:date>
    <meta:editing-duration>PT13M12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132" meta:character-count="684" meta:non-whitespace-character-count="578"/>
  </office:meta>
</office:document-meta>
</file>